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782cm" fo:min-width="0cm" fo:padding-top="0.15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fo:min-height="11.432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781cm" fo:min-width="0cm" fo:padding-top="0.152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13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stroke="none" draw:fill="none" draw:fill-color="#ffffff" fo:min-height="11.432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017cm" fo:min-width="0cm" fo:padding-top="0.284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8%" fo:text-indent="0cm" style:punctuation-wrap="hanging" style:line-break="strict"/>
    </style:style>
    <style:style style:name="P4" style:family="paragraph">
      <style:paragraph-properties fo:margin-left="0cm" fo:margin-right="0cm" fo:margin-top="0.767cm" fo:margin-bottom="0cm" fo:line-height="98%" fo:text-indent="0cm" style:punctuation-wrap="hanging" style:line-break="strict"/>
    </style:style>
    <style:style style:name="P5" style:family="paragraph">
      <style:paragraph-properties fo:margin-left="0.948cm" fo:margin-right="0cm" fo:margin-top="0.282cm" fo:margin-bottom="0cm" fo:line-height="98%" fo:text-indent="-0.948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48cm" fo:margin-right="0cm" fo:margin-top="0.485cm" fo:margin-bottom="0cm" fo:line-height="78%" fo:text-indent="-0.948cm" style:punctuation-wrap="hanging" style:line-break="strict"/>
    </style:style>
    <style:style style:name="P8" style:family="paragraph">
      <style:paragraph-properties fo:margin-left="0cm" fo:margin-right="0cm" fo:margin-top="0.485cm" fo:margin-bottom="0cm" fo:line-height="78%" fo:text-indent="0cm" style:punctuation-wrap="hanging" style:line-break="strict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485cm" fo:margin-bottom="0cm" fo:line-height="78%" fo:text-indent="0cm"/>
    </style:style>
    <style:style style:name="T1" style:family="text">
      <style:text-properties fo:color="#333399" fo:font-size="28pt" fo:language="en" fo:country="GB" style:font-size-asian="28pt" style:font-size-complex="28pt"/>
    </style:style>
    <style:style style:name="T2" style:family="text">
      <style:text-properties fo:font-size="32pt" fo:language="en" fo:country="GB" style:font-size-asian="32pt" style:font-size-complex="32pt"/>
    </style:style>
    <style:style style:name="T3" style:family="text">
      <style:text-properties fo:color="#3333cc" fo:font-size="20pt" fo:language="en" fo:country="GB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4" style:family="text">
      <style:text-properties fo:font-size="20pt" fo:language="en" fo:country="GB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5" style:family="text">
      <style:text-properties fo:font-size="18pt" fo:language="en" fo:country="GB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6" style:family="text">
      <style:text-properties fo:font-size="20pt" fo:language="en" fo:country="GB" style:font-size-asian="20pt" style:font-size-complex="20pt"/>
    </style:style>
    <style:style style:name="T7" style:family="text">
      <style:text-properties fo:font-size="24pt" fo:language="en" fo:country="GB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size="20pt" fo:language="en" fo:country="GB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ize="20pt" fo:language="en" fo:country="GB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size="20pt" fo:language="en" fo:country="GB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size="15pt" fo:language="en" fo:country="GB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15pt" fo:language="en" fo:country="GB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size="16pt" fo:language="en" fo:country="GB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6pt" fo:language="en" fo:country="GB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size="13pt" fo:language="en" fo:country="GB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size="18pt" fo:language="en" fo:country="GB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size="18pt" fo:language="en" fo:country="GB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size="18pt" fo:language="en" fo:country="GB" fo:font-style="normal" style:font-size-asian="18pt" style:font-style-asian="normal" style:font-size-complex="18pt" style:font-style-complex="normal"/>
    </style:style>
    <style:style style:name="T19" style:family="text">
      <style:text-properties fo:font-size="12pt" fo:language="en" fo:country="GB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8pt" fo:language="en" fo:country="GB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">
        <style:list-level-properties text:min-label-width="0.948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27cm" text:min-label-width="0.789cm"/>
        <style:text-properties fo:font-family="Wingdings" style:font-pitch="variable" style:font-charset="x-symbol" fo:color="#ff0000" fo:font-size="5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">
        <style:list-level-properties text:min-label-width="0.948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fixed">Linux Shell Script Programming</presentation:date-time-decl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62cm" svg:x="2.752cm" svg:y="4.655cm" presentation:class="title" presentation:user-transformed="true">
          <draw:text-box>
            <text:list text:style-name="L1">
              <text:list-header>
                <text:p text:style-name="P1"><text:span text:style-name="T1">SEC520</text:span><text:span text:style-name="T1"><text:line-break/></text:span><text:span text:style-name="T1"><text:line-break/></text:span><text:span text:style-name="T1">Hardening Windows 2003 Server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list text:style-name="L1">
              <text:list-header>
                <text:p text:style-name="P3"><text:span text:style-name="T2">Today's Objectives</text:span></text:p>
              </text:list-header>
            </text:list>
          </draw:text-box>
        </draw:frame>
        <draw:frame presentation:style-name="pr4" draw:text-style-name="P2" draw:layer="layout" svg:width="20.391cm" svg:height="11.318cm" svg:x="3.884cm" svg:y="6.182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4">Hardening Windows 2003 Server:</text:span><text:span text:style-name="T4"><text:line-break/></text:span><text:span text:style-name="T4"/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lements of Server Hardening</text:span></text:p>
                    <text:list>
                      <text:list-item>
                        <text:p><text:span text:style-name="T5">Review / Community</text:span></text:p>
                      </text:list-item>
                    </text:list>
                  </text:list-item>
                  <text:list-item>
                    <text:p text:style-name="P6"><text:span text:style-name="T5">Security Configuration Wizard (SCW)</text:span></text:p>
                    <text:list>
                      <text:list-item>
                        <text:p><text:span text:style-name="T5">Security Polcies</text:span></text:p>
                      </text:list-item>
                      <text:list-item>
                        <text:p><text:span text:style-name="T5">Network / Registry / Audit &amp; Policies</text:span></text:p>
                      </text:list-item>
                    </text:list>
                  </text:list-item>
                  <text:list-item>
                    <text:p text:style-name="P6"><text:span text:style-name="T5">New Technology File System (NTFS)</text:span></text:p>
                    <text:list>
                      <text:list-item>
                        <text:p><text:span text:style-name="T5">ACLs</text:span></text:p>
                      </text:list-item>
                    </text:list>
                  </text:list-item>
                  <text:list-item>
                    <text:p text:style-name="P6"><text:span text:style-name="T5">Automatic Upd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Server Hardening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7">Elements of Server Hardening</text:span><text:span text:style-name="T8"><text:line-break/></text:span><text:span text:style-name="T8"/></text:p>
                <text:p text:style-name="P8"><text:span text:style-name="T8">The basic concepts of hardening a Windows server is similar to Linux (although the approach or tools may vary or be grouped in different areas).</text:span><text:span text:style-name="T8"><text:line-break/></text:span><text:span text:style-name="T8"><text:line-break/></text:span><text:span text:style-name="T9">Below are several </text:span><text:span text:style-name="T10">common</text:span><text:span text:style-name="T9"> elements of server hardening:</text:span><text:span text:style-name="T8"><text:line-break/></text:span><text:span text:style-name="T8"/></text:p>
                <text:list>
                  <text:list-item>
                    <text:p><text:span text:style-name="T8">Lock down BIOS / Access upon Bootup</text:span></text:p>
                  </text:list-item>
                  <text:list-item>
                    <text:p><text:span text:style-name="T8">Turn off unnecessary services (ports)</text:span></text:p>
                  </text:list-item>
                  <text:list-item>
                    <text:p><text:span text:style-name="T8">Limit users to processes (ports)</text:span></text:p>
                  </text:list-item>
                  <text:list-item>
                    <text:p><text:span text:style-name="T8">Using Digital Encryption (for remote access)</text:span></text:p>
                  </text:list-item>
                  <text:list-item>
                    <text:p><text:span text:style-name="T8">Using Access Control Lists (Advanced Permissions)</text:span></text:p>
                  </text:list-item>
                  <text:list-item>
                    <text:p><text:span text:style-name="T8">Logging user and system activity (Manage by Exception)</text:span></text:p>
                  </text:list-item>
                  <text:list-item>
                    <text:p><text:span text:style-name="T8">Setting automatic updates (patches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Server Hardening</text:span></text:p>
          </draw:text-box>
        </draw:frame>
        <draw:frame presentation:style-name="pr6" draw:text-style-name="P2" draw:layer="layout" svg:width="21.59cm" svg:height="11.43cm" svg:x="3.41cm" svg:y="5.57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7">Hardening Guidelines / Societies</text:span><text:span text:style-name="T8"><text:line-break/></text:span><text:span text:style-name="T8"/></text:p>
                <text:p text:style-name="P8"><text:span text:style-name="T8">There are various organizations / institutions that provide guidance</text:span><text:span text:style-name="T8"><text:line-break/></text:span><text:span text:style-name="T8">(i.e. “Best Practices”) for Internet Security:</text:span><text:span text:style-name="T8"><text:line-break/></text:span><text:span text:style-name="T8"/></text:p>
                <text:list>
                  <text:list-item>
                    <text:p><text:span text:style-name="T9">SANS Institute</text:span></text:p>
                    <text:list>
                      <text:list-item>
                        <text:p><text:span text:style-name="T8">Private US company that concentrates on Internet security (i.e. “best practices”)</text:span><text:span text:style-name="T8"><text:line-break/></text:span><text:span text:style-name="T8"/></text:p>
                      </text:list-item>
                    </text:list>
                  </text:list-item>
                  <text:list-item>
                    <text:p><text:span text:style-name="T9">NSA</text:span><text:span text:style-name="T8"> (National Security Agency)</text:span></text:p>
                    <text:list>
                      <text:list-item>
                        <text:p><text:span text:style-name="T8">US Government organization specializing in security (including password encryption methods used by Unix/Linux and Internet security) </text:span><text:span text:style-name="T8"><text:line-break/></text:span><text:span text:style-name="T8"/></text:p>
                      </text:list-item>
                    </text:list>
                  </text:list-item>
                  <text:list-item>
                    <text:p><text:span text:style-name="T9">NIST</text:span><text:span text:style-name="T8"> (National Institute of Standards and Technology)</text:span></text:p>
                    <text:list>
                      <text:list-item>
                        <text:p><text:span text:style-name="T8">Best practices to safeguard economic security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Hardening of Windows 2003 Server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7">Security Configuration Wizard</text:span><text:span text:style-name="T8"><text:line-break/></text:span><text:span text:style-name="T8"/></text:p>
                <text:p text:style-name="P8"><text:span text:style-name="T11">It can be confusing and time-consuming to follow check-lists and guides from Internet security institutes such as SANS, NSA, and NIST.</text:span></text:p>
                <text:p text:style-name="P8"><text:span text:style-name="T11"/></text:p>
                <text:p text:style-name="P8"><text:span text:style-name="T11">In an effort to help simply the process, Microsoft provides the SCW (Security Configuration Wizard) to incorporate most of these elements in terms of policies and assigned roles including:</text:span><text:span text:style-name="T11"><text:line-break/></text:span><text:span text:style-name="T11"/></text:p>
                <text:list>
                  <text:list-item>
                    <text:p><text:span text:style-name="T11">Disable unnecessary services</text:span></text:p>
                  </text:list-item>
                  <text:list-item>
                    <text:p><text:span text:style-name="T11">Block unused ports</text:span></text:p>
                  </text:list-item>
                  <text:list-item>
                    <text:p><text:span text:style-name="T11">Enable additional security restrictions</text:span></text:p>
                  </text:list-item>
                  <text:list-item>
                    <text:p><text:span text:style-name="T11">Enable LDAP servic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Hardening of Windows 2003 Server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7">Security Configuration Wizard</text:span><text:span text:style-name="T8"><text:line-break/></text:span><text:span text:style-name="T8"/></text:p>
                <text:p text:style-name="P8"><text:span text:style-name="T11">In order to use SCW, you need to download and install Service Pack 1.</text:span><text:span text:style-name="T11"><text:line-break/></text:span><text:span text:style-name="T11"><text:line-break/></text:span><text:span text:style-name="T11">The Following sections are set during the process:</text:span><text:span text:style-name="T11"><text:line-break/></text:span><text:span text:style-name="T11"/></text:p>
                <text:list>
                  <text:list-item>
                    <text:p><text:span text:style-name="T12">Defining Roles</text:span><text:span text:style-name="T11"> (client / admin / additional services)</text:span></text:p>
                  </text:list-item>
                  <text:list-item>
                    <text:p><text:span text:style-name="T12">Network Security</text:span><text:span text:style-name="T11"> (firewall, Web-server - IIS)</text:span></text:p>
                  </text:list-item>
                  <text:list-item>
                    <text:p><text:span text:style-name="T12">Registry Settings</text:span><text:span text:style-name="T11"> (allowed communication protocols)</text:span></text:p>
                  </text:list-item>
                  <text:list-item>
                    <text:p><text:span text:style-name="T12">Audit Policy</text:span><text:span text:style-name="T11"> (eg. Reporting / accounting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Hardening of Windows 2003 Server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7">New Technology File System (NTFS)</text:span><text:span text:style-name="T8"><text:line-break/></text:span><text:span text:style-name="T8"/></text:p>
                <text:p text:style-name="P8"><text:span text:style-name="T13">NTFS</text:span><text:span text:style-name="T14"> is a newer file system developed for Windows operating systems that provide improved disk space utilization, file system journalling, as well as security.</text:span></text:p>
                <text:p text:style-name="P8"><text:span text:style-name="T14"><text:s/></text:span></text:p>
                <text:p text:style-name="P8"><text:span text:style-name="T14">This newer file system technology incorporates Access Control Lists (</text:span><text:span text:style-name="T13">ACLs</text:span><text:span text:style-name="T14">) </text:span><text:span text:style-name="T8"><text:s/></text:span><text:span text:style-name="T8"><text:line-break/></text:span><text:span text:style-name="T8"><text:line-break/></text:span><text:span text:style-name="T14">Reference:</text:span><text:span text:style-name="T14"><text:line-break/></text:span><text:span text:style-name="T14"/></text:p>
                <text:p text:style-name="P8"><text:span text:style-name="T15"><text:a xlink:href="http://www.windowsecurity.com/articles/understanding-windows-ntfs-permissions.html" xlink:type="simple">http://www.windowsecurity.com/articles/understanding-windows-ntfs-permissions.html</text:a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Hardening of Windows 2003 Server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7">ACLs (Access Control Lists)</text:span><text:span text:style-name="T8"><text:line-break/></text:span><text:span text:style-name="T8"/></text:p>
              </text:list-header>
            </text:list>
            <text:list text:style-name="L6">
              <text:list-item>
                <text:list>
                  <text:list-header>
                    <text:p><text:span text:style-name="T16">ACL</text:span><text:span text:style-name="T17">s are specialized permission sets for files and directories. They extend beyond the traditional user group method of limiting or permitting access to files and directories.</text:span><text:span text:style-name="T17"><text:line-break/></text:span><text:span text:style-name="T17"/></text:p>
                    <text:p><text:span text:style-name="T18">For example, when creating a group for members to share, you also have the ability to specify individual users and their permissions for that specific file or directory. In a way they resemble </text:span><text:span text:style-name="T16">objects</text:span><text:span text:style-name="T18"> with their own permission characteristics.</text:span><text:span text:style-name="T18"><text:line-break/></text:span><text:span text:style-name="T18"><text:line-break/></text:span><text:span text:style-name="T18"><text:line-break/></text:span><text:span text:style-name="T18">Setting group permissions for users that belong to same group (eg </text:span><text:span text:style-name="T16">read</text:span><text:span text:style-name="T18"> only), but ACLs allow customized permissions for certain individuals (eg. </text:span><text:span text:style-name="T16">read</text:span><text:span text:style-name="T18"> and </text:span><text:span text:style-name="T16">write</text:span><text:span text:style-name="T18">) for that same group.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8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Hardening of Windows 2003 Server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13">Monitoring Activity / IDS Applications</text:span><text:span text:style-name="T8"><text:line-break/></text:span><text:span text:style-name="T8"/></text:p>
                <text:p text:style-name="P8"><text:span text:style-name="T15">Although SCW makes it easier to harden the Windows 2003 server, it is recommended to also monitor suspicious activity.</text:span><text:span text:style-name="T15"><text:line-break/></text:span><text:span text:style-name="T15"><text:line-break/></text:span><text:span text:style-name="T15">In Lab 8, you will be learning commands (via SANS institute publications) on how to monitor suspicious activity including:</text:span></text:p>
                <text:list>
                  <text:list-item>
                    <text:p><text:span text:style-name="T19">Large files</text:span></text:p>
                  </text:list-item>
                  <text:list-item>
                    <text:p><text:span text:style-name="T19">Strange processes / installed programs</text:span></text:p>
                  </text:list-item>
                  <text:list-item>
                    <text:p><text:span text:style-name="T19">Network activity</text:span></text:p>
                  </text:list-item>
                  <text:list-item>
                    <text:p><text:span text:style-name="T19">User accounts</text:span></text:p>
                  </text:list-item>
                </text:list>
                <text:p text:style-name="P10"><text:span text:style-name="T15">In order to simply the process (like SWC), is to use Intrusion Detection Systems (IDSs).</text:span></text:p>
                <text:p text:style-name="P10"><text:span text:style-name="T15">There are many ones available (both proprietary and open-source)... 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Hardening of Windows 2003 Server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7">Automatic Updates (Patches)</text:span><text:span text:style-name="T8"><text:line-break/></text:span><text:span text:style-name="T8"/></text:p>
                <text:p text:style-name="P8"><text:span text:style-name="T14">Similar to hardening your Linux system, it is necessary to apply patches on a consistent (timely) basis.</text:span><text:span text:style-name="T14"><text:line-break/></text:span><text:span text:style-name="T14"><text:line-break/></text:span><text:span text:style-name="T14">In Lab8, you will be setting up automatic updates to further harden your Windows 2003 server.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Lab Time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6">Perform:</text:span><text:span text:style-name="T6"><text:line-break/></text:span><text:span text:style-name="T6"><text:line-break/></text:span><text:span text:style-name="T6">Lab 5: Hardening Windows 2003 Server</text:span></text:p>
                <text:list>
                  <text:list-header>
                    <text:p><text:span text:style-name="T2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ffff" draw:end-color="#ffcf01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0000" draw:end-color="#ffffff" draw:start-intensity="100%" draw:end-intensity="100%" draw:angle="31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22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8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22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8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ffcf01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ffffff" draw:fill-gradient-name="Gradient_20_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8%" fo:text-indent="0cm" style:line-break="strict" style:writing-mode="lr-tb"/>
    </style:style>
    <style:style style:name="MP10" style:family="paragraph">
      <style:paragraph-properties fo:margin-left="0cm" fo:margin-right="0cm" fo:line-height="98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8%" fo:text-align="center" fo:text-indent="0cm" style:line-break="strict" style:writing-mode="lr-tb"/>
    </style:style>
    <style:style style:name="MP12" style:family="paragraph"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8%" fo:text-align="end" fo:text-indent="0cm" style:line-break="strict" style:writing-mode="lr-tb"/>
    </style:style>
    <style:style style:name="MP14" style:family="paragraph"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family="'Times New Roman'" style:font-family-generic="roman" style:font-pitch="variable" fo:font-size="12pt" fo:language="en" fo:country="US" style:font-size-asian="12pt" style:font-size-complex="12pt"/>
    </style:style>
    <style:style style:name="MT4" style:family="text">
      <style:text-properties fo:color="#000000" fo:font-family="Tahoma" style:font-family-generic="swiss" style:font-pitch="variable" fo:font-size="14pt" fo:language="en" fo:country="GB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3cm" svg:height="4.058cm" svg:x="3.196cm" svg:y="0.594cm" presentation:class="title" presentation:placeholder="true">
        <draw:text-box/>
      </draw:frame>
      <draw:frame presentation:style-name="Default-outline1" draw:layer="backgroundobjects" svg:width="21.586cm" svg:height="11.049cm" svg:x="3.285cm" svg:y="5.604cm" presentation:class="outline" presentation:placeholder="true">
        <draw:text-box/>
      </draw:frame>
      <draw:frame presentation:style-name="Mpr1" draw:layer="backgroundobjects" svg:width="5.287cm" svg:height="1.267cm" svg:x="3.227cm" svg:y="17.342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9cm" svg:height="1.267cm" svg:x="10.159cm" svg:y="17.342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87cm" svg:height="1.267cm" svg:x="19.561cm" svg:y="17.34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4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6" draw:layer="backgroundobjects" svg:width="8.251cm" svg:height="1.26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25cm" svg:height="1.267cm" svg:x="10.791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frame presentation:style-name="Mpr4" draw:text-style-name="MP6" draw:layer="backgroundobjects" svg:width="8.251cm" svg:height="1.266cm" svg:x="-0.001cm" svg:y="24.12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5" draw:text-style-name="MP3" draw:layer="backgroundobjects" svg:width="1.213cm" svg:height="1.314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0.908cm" svg:height="1.314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3" draw:text-style-name="MP3" draw:layer="backgroundobjects" svg:width="1.171cm" svg:height="1.314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4" draw:text-style-name="MP3" draw:layer="backgroundobjects" svg:width="1.02cm" svg:height="1.314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7" draw:text-style-name="MP3" draw:layer="backgroundobjects" svg:width="1.552cm" svg:height="1.169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3" draw:layer="backgroundobjects" svg:width="0.084cm" svg:height="2.92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3" draw:layer="backgroundobjects" svg:width="24.143cm" svg:height="0.15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85cm" svg:height="4.058cm" svg:x="2.751cm" svg:y="4.656cm" presentation:class="title" presentation:placeholder="true">
        <draw:text-box/>
      </draw:frame>
      <draw:frame presentation:style-name="Mpr6" draw:text-style-name="MP10" draw:layer="backgroundobjects" svg:width="5.287cm" svg:height="1.266cm" svg:x="2.751cm" svg:y="17.355cm" presentation:class="date-time">
        <draw:text-box>
          <text:list text:style-name="ML1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7" draw:text-style-name="MP12" draw:layer="backgroundobjects" svg:width="8.039cm" svg:height="1.266cm" svg:x="9.524cm" svg:y="17.355cm" presentation:class="footer">
        <draw:text-box>
          <text:list text:style-name="ML1">
            <text:list-header>
              <text:p text:style-name="MP11"><text:span text:style-name="MT4"><presentation:footer/></text:span></text:p>
            </text:list-header>
          </text:list>
        </draw:text-box>
      </draw:frame>
      <draw:frame presentation:style-name="Mpr8" draw:text-style-name="MP14" draw:layer="backgroundobjects" svg:width="5.287cm" svg:height="1.266cm" svg:x="19.049cm" svg:y="17.355cm" presentation:class="page-number">
        <draw:text-box>
          <text:list text:style-name="ML1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6cm" svg:height="11.049cm" svg:x="1.27cm" svg:y="4.458cm" presentation:class="outline" presentation:placeholder="true">
        <draw:text-box/>
      </draw:frame>
      <presentation:notes style:page-layout-name="PM0">
        <draw:rect draw:style-name="Mgr10" draw:text-style-name="MP4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6" draw:layer="backgroundobjects" svg:width="8.251cm" svg:height="1.26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8.25cm" svg:height="1.267cm" svg:x="10.791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frame presentation:style-name="Mpr11" draw:text-style-name="MP6" draw:layer="backgroundobjects" svg:width="8.251cm" svg:height="1.266cm" svg:x="-0.001cm" svg:y="24.12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verview</dc:title>
    <meta:initial-creator>David Fullerton</meta:initial-creator>
    <meta:creation-date>2001-12-22T09:28:03</meta:creation-date>
    <dc:date>2015-07-14T09:38:25.55</dc:date>
    <meta:editing-cycles>212</meta:editing-cycles>
    <meta:editing-duration>P1DT8H49M55S</meta:editing-duration>
    <meta:generator>LibreOffice/4.0.4.2$Windows_x86 LibreOffice_project/9e9821abd0ffdbc09cd8c52eaa574fa09eb08f2</meta:generator>
    <meta:document-statistic meta:object-count="96"/>
  </office:meta>
</office:document-meta>
</file>